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Hiring Manager,</text:p>
      <text:p text:style-name="Standard"/>
      <text:p text:style-name="Standard">I am excited to apply for the IT position at Trinity Metals Rutongo. With my education and experience in IT, particularly in networking, I am confident that I can contribute to your team's success.</text:p>
      <text:p text:style-name="Standard"/>
      <text:p text:style-name="Standard">I have a Bachelor's degree in Computer Science( computer application) and have gained practical experience through various internships and projects. During my internships, I have worked with different programming languages, including Java, Python, Php, R, Rust, C-Sharp, and C++, and have developed skills in database management, software development, and system administration. I also have experience in configuring and maintaining network devices such as switches, routers, and firewalls.</text:p>
      <text:p text:style-name="Standard"/>
      <text:p text:style-name="Standard">Additionally, I have experience in designing and implementing network topologies, analyzing network traffic, and troubleshooting network issues. I am familiar with TCP/IP, VLANs, VPNs, and other networking protocols.</text:p>
      <text:p text:style-name="P1"/>
      <text:p text:style-name="Standard">I am passionate about keeping up with new technologies and trends in the field of IT, particularly in networking. I have experience in implementing and maintaining information security measures, managing and maintaining IT infrastructure, and providing technical support to end-users.</text:p>
      <text:p text:style-name="Standard">I am excited about the opportunity to apply my skills and knowledge to contribute to the success of your organization. Thank you for considering my application. I look forward to the opportunity to further discuss my qualifications with you.</text:p>
      <text:p text:style-name="Standard"/>
      <text:p text:style-name="Standard">Sincerely,</text:p>
      <text:p text:style-name="Standard">BIZIMANA SALOM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53:49.660028478</meta:creation-date>
    <dc:date>2023-03-17T10:54:50.236059011</dc:date>
    <meta:editing-duration>PT1M1S</meta:editing-duration>
    <meta:editing-cycles>1</meta:editing-cycles>
    <meta:document-statistic meta:table-count="0" meta:image-count="0" meta:object-count="0" meta:page-count="1" meta:paragraph-count="8" meta:word-count="214" meta:character-count="1474" meta:non-whitespace-character-count="1268"/>
    <meta:generator>LibreOffice/7.3.7.2$Linux_X86_64 LibreOffice_project/30$Build-2</meta:generator>
  </office:meta>
</office:document-meta>
</file>